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E000002655610EAE6008D05C6.png" manifest:media-type="image/png"/>
  <manifest:file-entry manifest:full-path="Pictures/1000020100000360000002CCB83C5E08D7D9105A.png" manifest:media-type="image/png"/>
  <manifest:file-entry manifest:full-path="Pictures/10000000000002E40000007F052CEEFAE1081406.png" manifest:media-type="image/png"/>
  <manifest:file-entry manifest:full-path="Pictures/100000000000034B00000130ABB7AA14F8443E79.jpg" manifest:media-type="image/jpeg"/>
  <manifest:file-entry manifest:full-path="Pictures/100002010000013E000001476A6098FBB5D2CAF2.png" manifest:media-type="image/png"/>
  <manifest:file-entry manifest:full-path="Pictures/10000201000004BD00000211EBB15BD8F45E8884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3.4cm"/>
      <style:paragraph-properties style:writing-mode="lr-tb"/>
    </style:style>
    <style:style style:name="pr2" style:family="presentation" style:parent-style-name="DNA-title">
      <style:graphic-properties fo:min-height="2.6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text-properties fo:font-size="26pt" style:font-size-asian="26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54pt" style:font-size-asian="54pt"/>
    </style:style>
    <style:style style:name="P3" style:family="paragraph">
      <style:text-properties fo:font-size="54pt" style:font-size-asian="5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/>
    </style:style>
    <style:style style:name="T2" style:family="text">
      <style:text-properties fo:font-size="54pt" style:font-size-asian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9cm" svg:height="3.4cm" svg:x="4.1cm" svg:y="4cm" presentation:class="title" presentation:user-transformed="true">
          <draw:text-box>
            <text:p text:style-name="P1"><text:span text:style-name="T1">GAN(Generative Adversarial Network) </text:span><text:span text:style-name="T1">논문 구현</text:span></text:p>
          </draw:text-box>
        </draw:frame>
        <draw:frame presentation:style-name="pr2" draw:text-style-name="P3" draw:layer="layout" svg:width="22.5cm" svg:height="2.74cm" svg:x="4.5cm" svg:y="0.906cm" presentation:class="title" presentation:user-transformed="true">
          <draw:text-box>
            <text:p text:style-name="P2"><text:span text:style-name="T2">Modeep </text:span><text:span text:style-name="T2">발표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2" draw:layer="layout" svg:width="22.5cm" svg:height="2.6cm" svg:x="4.5cm" svg:y="0.6cm" presentation:class="title">
          <draw:text-box>
            <text:p>GAN 개요</text:p>
          </draw:text-box>
        </draw:frame>
        <draw:frame draw:style-name="gr2" draw:text-style-name="P5" draw:layer="layout" svg:width="22.016cm" svg:height="9.6cm" svg:x="5cm" svg:y="4.2cm">
          <draw:image xlink:href="Pictures/10000201000004BD00000211EBB15BD8F45E888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2" draw:layer="layout" svg:width="22.5cm" svg:height="2.6cm" svg:x="4.4cm" svg:y="0.6cm" presentation:class="title" presentation:user-transformed="true">
          <draw:text-box>
            <text:p>Generator 분포<text:tab/></text:p>
          </draw:text-box>
        </draw:frame>
        <draw:frame draw:style-name="gr2" draw:text-style-name="P5" draw:layer="layout" svg:width="22.303cm" svg:height="8.042cm" svg:x="5.097cm" svg:y="4.958cm">
          <draw:image xlink:href="Pictures/100000000000034B00000130ABB7AA14F8443E79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2" draw:layer="layout" svg:width="22.5cm" svg:height="2.6cm" svg:x="4.5cm" svg:y="0.6cm" presentation:class="title" presentation:user-transformed="true">
          <draw:text-box>
            <text:p>Loss</text:p>
          </draw:text-box>
        </draw:frame>
        <draw:frame draw:style-name="gr2" draw:text-style-name="P5" draw:layer="layout" svg:width="22.148cm" svg:height="4.6cm" svg:x="4.652cm" svg:y="6.2cm">
          <draw:image xlink:href="Pictures/10000000000002E40000007F052CEEFAE108140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draw:style-name="gr2" draw:text-style-name="P5" draw:layer="layout" svg:width="11.153cm" svg:height="14.799cm" svg:x="5.247cm" svg:y="0.601cm">
          <draw:image xlink:href="Pictures/10000201000001CE000002655610EAE6008D05C6.png" xlink:type="simple" xlink:show="embed" xlink:actuate="onLoad" loext:mime-type="image/png">
            <text:p/>
          </draw:image>
        </draw:frame>
        <draw:frame draw:style-name="gr2" draw:text-style-name="P5" draw:layer="layout" svg:width="8.413cm" svg:height="9.051cm" svg:x="17.587cm" svg:y="2.149cm">
          <draw:image xlink:href="Pictures/100002010000013E000001476A6098FBB5D2CAF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2" draw:layer="layout" svg:width="22.5cm" svg:height="2.6cm" svg:x="4.5cm" svg:y="0.4cm" presentation:class="title" presentation:placeholder="true" presentation:user-transformed="true">
          <draw:text-box/>
        </draw:frame>
        <draw:frame draw:style-name="gr2" draw:text-style-name="P5" draw:layer="layout" svg:width="19.2cm" svg:height="15.911cm" svg:x="5cm" svg:y="0cm">
          <draw:image xlink:href="Pictures/1000020100000360000002CCB83C5E08D7D9105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KR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08:37:34.389107692</meta:creation-date>
    <meta:editing-duration>PT4M51S</meta:editing-duration>
    <meta:editing-cycles>2</meta:editing-cycles>
    <meta:generator>LibreOffice/6.4.5.2$Linux_X86_64 LibreOffice_project/40$Build-2</meta:generator>
    <dc:title>DNA</dc:title>
    <dc:date>2020-10-08T10:23:37.096131851</dc:date>
    <meta:document-statistic meta:object-count="46"/>
  </office:meta>
</office:document-meta>
</file>